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13cm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widget event handl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Ext.util.Observabl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ll widget event handling in ExtJs is based on <text:span text:style-name="T1">Ext.util.Observable</text:span> (see separate presentation).</text:p>
              </text:list-item>
              <text:list-item>
                <text:p>In order to handle events properly your widget must containing <text:span text:style-name="T1">Ext.util.Observable</text:span> as a mixin.</text:p>
              </text:list-item>
              <text:list-item>
                <text:p>All regular ExtJs widgets have it.</text:p>
              </text:list-item>
              <text:list-item>
                <text:p>If you are writing your own classes then mix this one in to get the same AP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gistering event handler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irst check the documentation as to what data is provided by the event handler.</text:p>
              </text:list-item>
              <text:list-item>
                <text:p>Second, use the <text:span text:style-name="T1">on </text:span><text:span text:style-name="T2">method </text:span><text:span text:style-name="T2">and the event name </text:span><text:span text:style-name="T2">to register:</text:span></text:p>
                <text:p><text:span text:style-name="T1">myButton.on('click', function(btn, e, eOpts) {</text:span></text:p>
                <text:list>
                  <text:list-item>
                    <text:list>
                      <text:list-header>
                        <text:p><text:span text:style-name="T1">// event handling here</text:span></text:p>
                      </text:list-header>
                    </text:list>
                  </text:list-item>
                </text:list>
                <text:p><text:span text:style-name="T1">}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guments to event handler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2">First argument is the button itself so that you could share event handlers between widgets.</text:span></text:p>
              </text:list-item>
              <text:list-item>
                <text:p><text:span text:style-name="T2">Other arguments are more event specific (see the docs per event).</text:span></text:p>
              </text:list-item>
              <text:list-item>
                <text:p><text:span text:style-name="T2">If the event you are registering on is a DOM event then the second argument is usually the </text:span><text:span text:style-name="T1">Ext.EventObject</text:span><text:span text:style-name="T2"> ExtJs DOM event wrapper.</text:span></text:p>
              </text:list-item>
              <text:list-item>
                <text:p><text:span text:style-name="T2">You can use this object to find information about the event and handle bubbl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ng event handlers when creating widge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hen creating widgets there is a better way to register event handlers than calling the <text:span text:style-name="T1">on </text:span><text:span text:style-name="T2">method.</text:span></text:p>
              </text:list-item>
              <text:list-item>
                <text:p><text:span text:style-name="T2">Declare a </text:span><text:span text:style-name="T1">listeners </text:span><text:span text:style-name="T2">attribute with the list event names and methods that will respond.</text:span></text:p>
              </text:list-item>
              <text:list-item>
                <text:p><text:span text:style-name="T2">See example (</text:span><text:span text:style-name="T1">event_listeners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ng event handlers when extending widge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hen extending widgets the same listeners technique can be applied.</text:p>
              </text:list-item>
              <text:list-item>
                <text:p><text:span text:style-name="T2">See example (</text:span><text:span text:style-name="T1">event_defin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nging event handling of existing widge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You can use the <text:span text:style-name="T1">override </text:span><text:span text:style-name="T2">feature of </text:span><text:span text:style-name="T1">Ext.define </text:span><text:span text:style-name="T2">to change the default event handling of existing widgets.</text:span></text:p>
              </text:list-item>
              <text:list-item>
                <text:p><text:span text:style-name="T2">Just use </text:span><text:span text:style-name="T1">Ext.define</text:span><text:span text:style-name="T2"> and the listeners attribute.</text:span></text:p>
              </text:list-item>
              <text:list-item>
                <text:p><text:span text:style-name="T2">See example (</text:span><text:span text:style-name="T1">event_overrid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Weird” widgets event handler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ome widgets also have, in addition to the generic infrastructure, their own way of handling events.</text:p>
              </text:list-item>
              <text:list-item>
                <text:p>Example, the <text:span text:style-name="T1">Ext.button.Button</text:span> widget has a <text:span text:style-name="T1">handler </text:span><text:span text:style-name="T2">property to handle it's event.</text:span></text:p>
              </text:list-item>
              <text:list-item>
                <text:p><text:span text:style-name="T2">See examples (</text:span><text:span text:style-name="T1">event_button_simple.html, event_button_extend.html, event_button_overrid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ustom events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3">
              <text:list-item>
                <text:p>While <text:span text:style-name="T1">click</text:span> <text:span text:style-name="T2">are nice they are too low level for high level application designers.</text:span></text:p>
              </text:list-item>
              <text:list-item>
                <text:p><text:span text:style-name="T2">If a button is important then its event is not a mere “click” but rather a “buy” or “sell” or “submit”.</text:span></text:p>
              </text:list-item>
              <text:list-item>
                <text:p><text:span text:style-name="T2">Think about a calendar widget: would you want to register to it's </text:span><text:span text:style-name="T1">click </text:span><text:span text:style-name="T2">event or a high level </text:span><text:span text:style-name="T1">calendarDateChanged </text:span><text:span text:style-name="T2">event?</text:span></text:p>
              </text:list-item>
              <text:list-item>
                <text:p><text:span text:style-name="T2">The advantage of such high level events is that you don't care about whether they come from mouse clicks, keyboard “enter” and from which DOM elemtn..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claring custom even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or a component to fire custom events it must first declare them.</text:p>
              </text:list-item>
              <text:list-item>
                <text:p>This is done using the <text:span text:style-name="T1">addEvent </text:span><text:span text:style-name="T2">method of every widget.</text:span></text:p>
              </text:list-item>
              <text:list-item>
                <text:p><text:span text:style-name="T2">Example:</text:span></text:p>
                <text:p><text:span text:style-name="T1">myButton.addEvents('myspecialevent1',...);</text:span></text:p>
              </text:list-item>
              <text:list-item>
                <text:p><text:span text:style-name="T2">If you are extending an existing widget it is best done in your </text:span><text:span text:style-name="T1">initComponent</text:span><text:span text:style-name="T2"> method (and remember to call the parent of-course...).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3.254cm" svg:height="0.663cm" svg:x="7.337cm" svg:y="15.504cm">
          <draw:text-box>
            <text:p text:style-name="P3">initComponent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ing custom even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s done via the <text:span text:style-name="T1">fireEvent </text:span><text:span text:style-name="T2">method.</text:span></text:p>
              </text:list-item>
              <text:list-item>
                <text:p><text:span text:style-name="T2">The argument should be high level data to match the high level event name that you defined.</text:span></text:p>
              </text:list-item>
              <text:list-item>
                <text:p><text:span text:style-name="T2">Document the arguments so that other may know how to get data when they register to your event.</text:span></text:p>
              </text:list-item>
              <text:list-item>
                <text:p><text:span text:style-name="T2">Example:</text:span></text:p>
                <text:p><text:span text:style-name="T1">myButton.fireEvent('myspecialevent1', arg1, arg2, arg3, /* ... */);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eiving custom even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he receiver of your event will receive:</text:p>
              </text:list-item>
              <text:list-item>
                <text:p><text:span text:style-name="T1">this: </text:span><text:span text:style-name="T2">pointing correctly at your widget (implicit).</text:span></text:p>
              </text:list-item>
              <text:list-item>
                <text:p><text:span text:style-name="T1">e</text:span><text:span text:style-name="T2">vent: object describing the event that happened (first argument).</text:span></text:p>
              </text:list-item>
              <text:list-item>
                <text:p><text:span text:style-name="T2">All other arguments are the extra argument you supply when you fire the event.</text:span></text:p>
              </text:list-item>
              <text:list-item>
                <text:p><text:span text:style-name="T2">See examples (</text:span><text:span text:style-name="T1">event_custom_simple.html, event_custom_defin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8T06:08:39</meta:creation-date>
    <meta:editing-duration>PT1H44S</meta:editing-duration>
    <meta:editing-cycles>12</meta:editing-cycles>
    <dc:date>2012-05-18T07:15:14</dc:date>
    <meta:generator>LibreOffice/3.5$Linux_x86 LibreOffice_project/350m1$Build-2</meta:generator>
    <meta:document-statistic meta:object-count="69"/>
  </office:meta>
</office:document-meta>
</file>